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5in" fo:margin-left="0.0007in" fo:margin-top="0in" fo:margin-bottom="0in" table:align="left" style:writing-mode="lr-tb"/>
    </style:style>
    <style:style style:name="Table1.A" style:family="table-column">
      <style:table-column-properties style:column-width="1.524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007in"/>
    </style:style>
    <style:style style:name="Table1.D" style:family="table-column">
      <style:table-column-properties style:column-width="1.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6.25in" fo:margin-left="0.12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5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3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3.2" style:family="table-row">
      <style:table-row-properties style:min-row-height="0.1806in" fo:keep-together="auto"/>
    </style:style>
    <style:style style:name="Table3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3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3.A5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3.B5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3.7" style:family="table-row">
      <style:table-row-properties style:min-row-height="1.1375in" fo:keep-together="auto"/>
    </style:style>
    <style:style style:name="Table2" style:family="table">
      <style:table-properties style:width="6.25in" fo:margin-left="0.125in" fo:margin-top="0in" fo:margin-bottom="0in" table:align="left" style:writing-mode="lr-tb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0.5pt solid #000000"/>
    </style:style>
    <style:style style:name="Table2.B1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0.5pt solid #000000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0.5pt solid #000000"/>
    </style:style>
    <style:style style:name="Table2.A3" style:family="table-cell">
      <style:table-cell-properties fo:padding-left="0.075in" fo:padding-right="0.075in" fo:padding-top="0in" fo:padding-bottom="0in" fo:border-left="2.25pt solid #000000" fo:border-right="0.5pt solid #000000" fo:border-top="0.5pt solid #000000" fo:border-bottom="2.2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2.25pt solid #000000" fo:border-top="0.5pt solid #000000" fo:border-bottom="2.25pt solid #000000"/>
    </style:style>
    <style:style style:name="Table2.A5" style:family="table-cell">
      <style:table-cell-properties fo:padding-left="0.075in" fo:padding-right="0.075in" fo:padding-top="0in" fo:padding-bottom="0in" fo:border-left="2.25pt solid #000000" fo:border-right="0.5pt solid #000000" fo:border-top="2.25pt solid #000000" fo:border-bottom="2.2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2.25pt solid #000000" fo:border-top="2.25pt solid #000000" fo:border-bottom="2.25pt solid #000000"/>
    </style:style>
    <style:style style:name="P1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1" style:font-size-complex="10pt"/>
    </style:style>
    <style:style style:name="P5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P6" style:family="paragraph" style:parent-style-name="InfoBlue">
      <style:text-properties fo:font-style="normal" style:font-style-asian="normal" style:font-style-complex="italic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Title">
      <style:text-properties fo:font-size="14pt" style:font-size-asian="14pt"/>
    </style:style>
    <style:style style:name="P9" style:family="paragraph" style:parent-style-name="Contents_20_1">
      <style:paragraph-properties>
        <style:tab-stops>
          <style:tab-stop style:position="0.4165in"/>
          <style:tab-stop style:position="6.4929in" style:type="right" style:leader-style="dotted" style:leader-text="."/>
        </style:tab-stops>
      </style:paragraph-properties>
    </style:style>
    <style:style style:name="P10" style:family="paragraph" style:parent-style-name="Tabletext">
      <style:paragraph-properties fo:text-align="center" style:justify-single-word="false"/>
    </style:style>
    <style:style style:name="P11" style:family="paragraph" style:parent-style-name="Tabletext">
      <style:paragraph-properties fo:margin-left="0in" fo:margin-right="0in" fo:text-indent="0.0209in" style:auto-text-indent="false"/>
      <style:text-properties officeooo:rsid="000a5c46" officeooo:paragraph-rsid="000a5c46"/>
    </style:style>
    <style:style style:name="P12" style:family="paragraph" style:parent-style-name="Main_20_Title">
      <style:paragraph-properties fo:break-before="pag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0a5c46" officeooo:paragraph-rsid="000a5c46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fo:language="en" fo:country="US"/>
    </style:style>
    <style:style style:name="P16" style:family="paragraph" style:parent-style-name="Title" style:master-page-name="Standard">
      <style:paragraph-properties fo:margin-left="0.5909in" fo:margin-right="-0.4898in" fo:text-indent="-0.5909in" style:auto-text-indent="false" style:page-number="auto"/>
    </style:style>
    <style:style style:name="P17" style:family="paragraph" style:parent-style-name="Title" style:master-page-name="Converted1">
      <style:paragraph-properties style:page-number="auto"/>
    </style:style>
    <style:style style:name="P18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/>
    </style:style>
    <style:style style:name="P20" style:family="paragraph" style:parent-style-name="Standard">
      <style:text-properties style:font-name="Arial" fo:font-size="10pt" fo:language="en" fo:country="US" fo:font-weight="bold" style:font-size-asian="10pt" style:font-weight-asian="bold" style:font-name-complex="Arial1" style:font-size-complex="10pt"/>
    </style:style>
    <style:style style:name="P21" style:family="paragraph" style:parent-style-name="Standard">
      <style:text-properties style:font-name="Arial" fo:font-size="10pt" fo:language="en" fo:country="US" style:font-size-asian="10pt" style:font-name-complex="Arial1" style:font-size-complex="10pt"/>
    </style:style>
    <style:style style:name="P22" style:family="paragraph" style:parent-style-name="Standard">
      <style:text-properties style:font-name="Arial" fo:font-size="10pt" fo:language="en" fo:country="US" officeooo:paragraph-rsid="000b545a" style:font-size-asian="10pt" style:font-name-complex="Arial1" style:font-size-complex="10pt"/>
    </style:style>
    <style:style style:name="P2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24" style:family="paragraph" style:parent-style-name="Standard">
      <style:text-properties style:font-name="Arial" fo:font-size="10pt" officeooo:rsid="000b545a" officeooo:paragraph-rsid="000b545a" style:font-size-asian="10pt" style:font-name-complex="Arial1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18pt"/>
    </style:style>
    <style:style style:name="P26" style:family="paragraph" style:parent-style-name="Standard">
      <style:text-properties officeooo:rsid="000b545a" officeooo:paragraph-rsid="000b545a"/>
    </style:style>
    <style:style style:name="P27" style:family="paragraph" style:parent-style-name="Standard">
      <style:paragraph-properties fo:text-align="center" style:justify-single-word="false"/>
      <style:text-properties fo:language="en" fo:country="US"/>
    </style:style>
    <style:style style:name="P28" style:family="paragraph" style:parent-style-name="Standard">
      <style:text-properties officeooo:paragraph-rsid="000b545a"/>
    </style:style>
    <style:style style:name="T1" style:family="text">
      <style:text-properties fo:color="#8db3e2" fo:font-size="10pt" fo:font-weight="bold" style:font-size-asian="10pt" style:font-weight-asian="bold" style:font-size-complex="10pt"/>
    </style:style>
    <style:style style:name="T2" style:family="text">
      <style:text-properties fo:color="#ccc0d9" fo:font-size="8pt" style:font-size-asian="8pt" style:font-size-complex="8pt"/>
    </style:style>
    <style:style style:name="T3" style:family="text">
      <style:text-properties style:font-name="Cambria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a5c46" style:font-size-asian="14pt"/>
    </style:style>
    <style:style style:name="T6" style:family="text">
      <style:text-properties fo:font-weight="normal" style:font-weight-asian="normal" style:font-size-complex="11pt" style:font-weight-complex="normal"/>
    </style:style>
    <style:style style:name="T7" style:family="text">
      <style:text-properties text:display="true"/>
    </style:style>
    <style:style style:name="T8" style:family="text"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18pt"/>
    </style:style>
    <style:style style:name="T9" style:family="text">
      <style:text-properties fo:font-size="18pt" fo:language="en" fo:country="US" style:text-underline-style="solid" style:text-underline-width="auto" style:text-underline-color="font-color" fo:font-weight="bold" style:font-size-asian="18pt" style:font-weight-asian="bold" style:font-size-complex="18pt"/>
    </style:style>
    <style:style style:name="T10" style:family="text">
      <style:text-properties style:font-name="Arial" fo:font-size="10pt" fo:language="en" fo:country="US" officeooo:rsid="000a5c46" style:font-size-asian="10pt" style:font-name-complex="Arial1" style:font-size-complex="10pt"/>
    </style:style>
    <style:style style:name="T11" style:family="text">
      <style:text-properties style:font-name="Arial" fo:font-size="10pt" style:font-size-asian="10pt" style:font-name-complex="Arial1" style:font-size-complex="10pt"/>
    </style:style>
    <style:style style:name="T12" style:family="text">
      <style:text-properties style:font-name="Arial" fo:font-size="10pt" officeooo:rsid="000a5c46" style:font-size-asian="10pt" style:font-name-complex="Arial1" style:font-size-complex="10pt"/>
    </style:style>
    <style:style style:name="T13" style:family="text">
      <style:text-properties style:font-name="Arial" fo:font-size="10pt" officeooo:rsid="000b545a" style:font-size-asian="10pt" style:font-name-complex="Arial1" style:font-size-complex="10pt"/>
    </style:style>
    <style:style style:name="T14" style:family="text">
      <style:text-properties officeooo:rsid="000a5c46"/>
    </style:style>
    <style:style style:name="T15" style:family="text">
      <style:text-properties officeooo:rsid="000b545a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Przedstawienie problemu dla systemu <text:span text:style-name="T14">BUSIARZ</text:span></text:p>
      <text:p text:style-name="Intense_20_Quote">Szczegółowa specyfikacja wymagań <text:s/>w stylu RUP dla przypadku użycia : <text:s/>Użytkownik <text:s/>systemu chce <text:span text:style-name="T15">dodać trasę</text:span>.</text:p>
      <text:p text:style-name="Standard"/>
      <text:p text:style-name="Standard"/>
      <text:p text:style-name="Subtitle"><text:span text:style-name="T4">Wersja </text:span><text:span text:style-name="T5">0.1</text:span></text:p>
      <text:p text:style-name="P8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InfoBlue"><text:s text:c="4"/></text:p>
      <text:p text:style-name="P17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Wersja</text:p>
          </table:table-cell>
          <table:table-cell table:style-name="Table1.A1" office:value-type="string">
            <text:p text:style-name="P18">Uwagi</text:p>
          </table:table-cell>
          <table:table-cell table:style-name="Table1.A1" office:value-type="string">
            <text:p text:style-name="P18">Autorzy</text:p>
          </table:table-cell>
        </table:table-row>
        <table:table-row table:style-name="Table1.1">
          <table:table-cell table:style-name="Table1.A1" office:value-type="string">
            <text:p text:style-name="Tabletext"><text:time style:data-style-name="N10121" text:time-value="2019-04-02T21:24:37.006461331">2 April 2019</text:time></text:p>
          </table:table-cell>
          <table:table-cell table:style-name="Table1.A1" office:value-type="string">
            <text:p text:style-name="P10">&lt;<text:span text:style-name="T14">0.1</text:span>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A1" office:value-type="string">
            <text:p text:style-name="P11">Bartosz Solka</text:p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  <table:table-row table:style-name="Table1.1"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  <table:table-cell table:style-name="Table1.A1" office:value-type="string">
            <text:p text:style-name="Tabletext"/>
          </table:table-cell>
        </table:table-row>
      </table:table>
      <text:p text:style-name="Standard"/>
      <text:p text:style-name="Standard"/>
      <text:p text:style-name="Main_20_Title"/>
      <text:p text:style-name="P12">Spis treści</text:p>
      <text:p text:style-name="Main_20_Title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Toc191391363" text:style-name="Index_20_Link" text:visited-style-name="Index_20_Link">1.</text:a><text:a xlink:type="simple" xlink:href="#_Toc191391363" text:style-name="Index_20_Link" text:visited-style-name="Index_20_Link"><text:span text:style-name="T6"><text:tab/></text:span></text:a><text:a xlink:type="simple" xlink:href="#_Toc191391363" text:style-name="Index_20_Link" text:visited-style-name="Index_20_Link">szczegółowa specyfikacja wymagań w stylu RUP </text:a><text:a xlink:type="simple" xlink:href="#_Toc191391363" text:style-name="Index_20_Link" text:visited-style-name="Index_20_Link"><text:span text:style-name="T7"><text:tab/>4</text:span></text:a></text:p>
          <text:p text:style-name="Standard"/>
        </text:index-body>
      </text:table-of-content>
      <text:p text:style-name="Standard"/>
      <text:h text:style-name="Heading_20_1" text:outline-level="1"><text:bookmark text:name="_Toc531244514"/></text:h>
      <text:p text:style-name="P13"><text:span text:style-name="T8">Initial Use Case Form</text:span><text:span text:style-name="T9"><text:line-break/></text:span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Use Case ID</text:p>
          </table:table-cell>
          <table:table-cell table:style-name="Table2.B1" office:value-type="string">
            <text:p text:style-name="P28"><text:span text:style-name="T10">UC6</text:span></text:p>
          </table:table-cell>
        </table:table-row>
        <table:table-row table:style-name="Table2.2">
          <table:table-cell table:style-name="Table2.A2" office:value-type="string">
            <text:p text:style-name="P20">Use Case</text:p>
          </table:table-cell>
          <table:table-cell table:style-name="Table2.B2" office:value-type="string">
            <text:p text:style-name="P26">Dodanie trasy</text:p>
          </table:table-cell>
        </table:table-row>
        <table:table-row table:style-name="Table2.2">
          <table:table-cell table:style-name="Table2.A3" office:value-type="string">
            <text:p text:style-name="P20">Elaboration</text:p>
          </table:table-cell>
          <table:table-cell table:style-name="Table2.B3" office:value-type="string">
            <text:p text:style-name="P26"><text:span text:style-name="T11">Wyznaczenie trasy z danymi przystankami</text:span></text:p>
          </table:table-cell>
        </table:table-row>
        <table:table-row table:style-name="Table2.2">
          <table:table-cell table:style-name="Table2.A3" office:value-type="string">
            <text:p text:style-name="P20">Actors </text:p>
          </table:table-cell>
          <table:table-cell table:style-name="Table2.B3" office:value-type="string">
            <text:p text:style-name="Standard"><text:span text:style-name="T15">Administrator</text:span>, System</text:p>
          </table:table-cell>
        </table:table-row>
        <table:table-row table:style-name="Table2.2">
          <table:table-cell table:style-name="Table2.A5" office:value-type="string">
            <text:p text:style-name="P20">Description</text:p>
          </table:table-cell>
          <table:table-cell table:style-name="Table2.B5" office:value-type="string">
            <text:p text:style-name="P26"><text:span text:style-name="T11">Administrator chce dodać trasę, przechodzącą przez wybrane przystanki dla wybranych pojazdów</text:span></text:p>
          </table:table-cell>
        </table:table-row>
        <table:table-row table:style-name="Table2.2">
          <table:table-cell table:style-name="Table2.A1" office:value-type="string">
            <text:p text:style-name="P20">Priority</text:p>
          </table:table-cell>
          <table:table-cell table:style-name="Table2.B1" office:value-type="string">
            <text:p text:style-name="P4">Wysoki</text:p>
          </table:table-cell>
        </table:table-row>
      </table:table>
      <text:p text:style-name="Standard"/>
      <text:p text:style-name="Standard"/>
      <text:p text:style-name="P25">Base Use Case Form<text:line-break/></text:p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Use Case ID</text:p>
          </table:table-cell>
          <table:table-cell table:style-name="Table3.B1" office:value-type="string">
            <text:p text:style-name="P22">UC6</text:p>
          </table:table-cell>
        </table:table-row>
        <table:table-row table:style-name="Table3.2">
          <table:table-cell table:style-name="Table3.A2" office:value-type="string">
            <text:p text:style-name="P19">Use Case</text:p>
          </table:table-cell>
          <table:table-cell table:style-name="Table3.B2" office:value-type="string">
            <text:p text:style-name="P26">Dodanie trasy</text:p>
          </table:table-cell>
        </table:table-row>
        <table:table-row table:style-name="Table3.2">
          <table:table-cell table:style-name="Table3.A2" office:value-type="string">
            <text:p text:style-name="P19">Elaboration</text:p>
          </table:table-cell>
          <table:table-cell table:style-name="Table3.B2" office:value-type="string">
            <text:p text:style-name="P3">Złożenie oferty gotówkowej do zakupu materiałów.</text:p>
          </table:table-cell>
        </table:table-row>
        <table:table-row table:style-name="Table3.2">
          <table:table-cell table:style-name="Table3.A2" office:value-type="string">
            <text:p text:style-name="P19">Actors </text:p>
          </table:table-cell>
          <table:table-cell table:style-name="Table3.B2" office:value-type="string">
            <text:p text:style-name="P3"><text:span text:style-name="T15">Administrator</text:span>, System</text:p>
          </table:table-cell>
        </table:table-row>
        <table:table-row table:style-name="Table3.2">
          <table:table-cell table:style-name="Table3.A5" office:value-type="string">
            <text:p text:style-name="P19">Description</text:p>
          </table:table-cell>
          <table:table-cell table:style-name="Table3.B5" office:value-type="string">
            <text:p text:style-name="P24">Administrator chce dodać trasę, która składa się ze zdefiniowanych przystanków oraz kursują na niej wybrane pojazdy</text:p>
            <text:p text:style-name="P3"/>
          </table:table-cell>
        </table:table-row>
        <table:table-row table:style-name="Table3.2">
          <table:table-cell table:style-name="Table3.A1" office:value-type="string">
            <text:p text:style-name="P19">Pre-conditions</text:p>
          </table:table-cell>
          <table:table-cell table:style-name="Table3.B1" office:value-type="string">
            <text:p text:style-name="P3"><text:span text:style-name="T15">Administrator</text:span> jest zalogowany do systemu</text:p>
          </table:table-cell>
        </table:table-row>
        <table:table-row table:style-name="Table3.7">
          <table:table-cell table:style-name="Table3.A2" office:value-type="string">
            <text:p text:style-name="P19">Flow of Events</text:p>
          </table:table-cell>
          <table:table-cell table:style-name="Table3.B2" office:value-type="string">
            <text:p text:style-name="P14">1.<text:tab/><text:span text:style-name="T15">Administrator</text:span> klika przycisk "<text:span text:style-name="T15">Dodaj trasę</text:span>"</text:p>
            <text:p text:style-name="P14">2. <text:tab/>System wyświetla stronę z <text:span text:style-name="T15">formularzem dodawania trasy</text:span></text:p>
            <text:p text:style-name="P14">3. <text:tab/><text:span text:style-name="T15">Administrator wypełnia formularz, dodając przystanki oraz wybierając pojazdy</text:span></text:p>
            <text:p text:style-name="P14">4.<text:tab/>System wyświetla <text:span text:style-name="T15">informację o dodaniu trasy</text:span></text:p>
          </table:table-cell>
        </table:table-row>
        <text:soft-page-break/>
        <table:table-row table:style-name="Table3.2">
          <table:table-cell table:style-name="Table3.A2" office:value-type="string">
            <text:p text:style-name="P19">Post-conditions</text:p>
          </table:table-cell>
          <table:table-cell table:style-name="Table3.B2" office:value-type="string">
            <text:p text:style-name="Standard"><text:span text:style-name="T11">System </text:span><text:span text:style-name="T13">dodał trasę</text:span><text:span text:style-name="T11">.</text:span></text:p>
          </table:table-cell>
        </table:table-row>
        <table:table-row table:style-name="Table3.2">
          <table:table-cell table:style-name="Table3.A5" office:value-type="string">
            <text:p text:style-name="P19">Alternative Flows</text:p>
          </table:table-cell>
          <table:table-cell table:style-name="Table3.B5" office:value-type="string">
            <text:p text:style-name="P3">[ <text:span text:style-name="T15">Niepoprawnie wypełniony formularz</text:span> ]</text:p>
            <text:p text:style-name="P3"><text:bookmark text:name="_GoBack"/>3a.1 System wyświetla informację o <text:span text:style-name="T15">błędach w formularzu</text:span></text:p>
            <text:p text:style-name="Standard"><text:span text:style-name="T12">4</text:span><text:span text:style-name="T11">a.2 Idź do </text:span><text:span text:style-name="T13">2</text:span><text:span text:style-name="T11">.</text:span></text:p>
          </table:table-cell>
        </table:table-row>
        <table:table-row table:style-name="Table3.2">
          <table:table-cell table:style-name="Table3.A1" office:value-type="string">
            <text:p text:style-name="P20">Priority</text:p>
          </table:table-cell>
          <table:table-cell table:style-name="Table3.B1" office:value-type="string">
            <text:p text:style-name="P4">Wysoki</text:p>
          </table:table-cell>
        </table:table-row>
        <table:table-row table:style-name="Table3.2">
          <table:table-cell table:style-name="Table3.A2" office:value-type="string">
            <text:p text:style-name="P20">Non-Functional Requirements</text:p>
          </table:table-cell>
          <table:table-cell table:style-name="Table3.B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20">Assumptions</text:p>
          </table:table-cell>
          <table:table-cell table:style-name="Table3.B2" office:value-type="string">
            <text:p text:style-name="P4"/>
          </table:table-cell>
        </table:table-row>
        <table:table-row table:style-name="Table3.2">
          <table:table-cell table:style-name="Table3.A2" office:value-type="string">
            <text:p text:style-name="P20">Outstanding Issues</text:p>
          </table:table-cell>
          <table:table-cell table:style-name="Table3.B2" office:value-type="string">
            <text:p text:style-name="P4"/>
          </table:table-cell>
        </table:table-row>
        <table:table-row table:style-name="Table3.2">
          <table:table-cell table:style-name="Table3.A5" office:value-type="string">
            <text:p text:style-name="P20">Source</text:p>
          </table:table-cell>
          <table:table-cell table:style-name="Table3.B5" office:value-type="string">
            <text:p text:style-name="P4"/>
          </table:table-cell>
        </table:table-row>
      </table:table>
      <text:p text:style-name="P2"/>
      <text:h text:style-name="P7" text:outline-level="1"/>
      <text:p text:style-name="P15"/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l" fo:country="PL" style:letter-kerning="false" style:font-name-asian="Times New Roman1" style:font-size-asian="11pt" style:language-asian="pl" style:country-asian="PL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aragraph2" style:family="paragraph" style:parent-style-name="Standard" style:default-outline-level="">
      <style:paragraph-properties fo:margin-left="0.5in" fo:margin-right="0in" fo:margin-top="0.0555in" fo:margin-bottom="0.139in" loext:contextual-spacing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size-complex="12pt" style:font-style-complex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1665in" fo:margin-bottom="0.0835in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margin-top="0.0835in" fo:margin-bottom="0.139in" loext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ain_20_Title" style:display-name="Main Title" style:family="paragraph" style:parent-style-name="Standard" style:default-outline-level="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ullet1" style:family="paragraph" style:parent-style-name="Standard" style:default-outline-level="">
      <style:paragraph-properties fo:margin-left="0.5in" fo:margin-right="0in" fo:text-indent="-0.3in" style:auto-text-indent="false"/>
    </style:style>
    <style:style style:name="Tabletext" style:family="paragraph" style:parent-style-name="Standard" style:default-outline-level="">
      <style:paragraph-properties fo:margin-top="0in" fo:margin-bottom="0.0835in" loext:contextual-spacing="false" fo:keep-together="always"/>
    </style:style>
    <style:style style:name="Bullet2" style:family="paragraph" style:parent-style-name="Standard" style:default-outline-level="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default-outline-level="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Paragraph1" style:family="paragraph" style:parent-style-name="Standard" style:default-outline-level="">
      <style:paragraph-properties fo:margin-top="0.0555in" fo:margin-bottom="0.139in" loext:contextual-spacing="false" fo:line-height="100%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.139in" loext:contextual-spacing="false" fo:line-height="100%" fo:text-indent="0in" style:auto-text-indent="fals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.139in" loext:contextual-spacing="false" fo:line-height="100%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  <style:text-properties style:font-size-complex="12pt"/>
    </style:style>
    <style:style style:name="Body_20_Text_20_2" style:display-name="Body Text 2" style:family="paragraph" style:parent-style-name="Standard" style:default-outline-level="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.139in" loext:contextual-spacing="false" fo:line-height="100%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.139in" loext:contextual-spacing="false" fo:line-height="100%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default-outline-level="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lt1" style:family="paragraph" style:parent-style-name="Standard" style:default-outline-level="">
      <style:paragraph-properties fo:margin-top="0.1945in" fo:margin-bottom="0.1945in" loext:contextual-spacing="false" fo:line-height="100%"/>
      <style:text-properties fo:color="#000000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text-indent="0.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Nagłówek_20_3_20_Znak" style:display-name="Nagłówek 3 Znak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Nagłówek_20_4_20_Znak" style:display-name="Nagłówek 4 Znak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Nagłówek_20_5_20_Znak" style:display-name="Nagłówek 5 Znak" style:family="text" style:parent-style-name="Default_20_Paragraph_20_Font">
      <style:text-properties fo:color="#243f60"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agłówek_20_6_20_Znak" style:display-name="Nagłówek 6 Znak" style:family="text" style:parent-style-name="Default_20_Paragraph_20_Font">
      <style:text-properties fo:color="#243f6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7_20_Znak" style:display-name="Nagłówek 7 Znak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Nagłówek_20_8_20_Znak" style:display-name="Nagłówek 8 Znak" style:family="text" style:parent-style-name="Default_20_Paragraph_20_Font">
      <style:text-properties fo:color="#4f81bd" style:font-name="Cambria" fo:font-family="Cambri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Nagłówek_20_9_20_Znak" style:display-name="Nagłówek 9 Znak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Tytuł_20_Znak" style:display-name="Tytuł Znak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Podtytuł_20_Znak" style:display-name="Podtytuł Znak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ekst_20_podstawowy_20_Znak" style:display-name="Tekst podstawowy Znak" style:family="text" style:parent-style-name="Default_20_Paragraph_20_Font"/>
    <style:style style:name="Mapa_20_dokumentu_20_Znak" style:display-name="Mapa dokumentu Znak" style:family="text" style:parent-style-name="Default_20_Paragraph_20_Font">
      <style:text-properties style:font-name="Times New Roman" fo:font-family="'Times New Roman'" style:font-family-generic="roman" style:font-pitch="variable" fo:font-size="1pt" style:font-size-asian="1pt" style:font-size-complex="1pt"/>
    </style:style>
    <style:style style:name="Footnote_20_Symbol" style:display-name="Footnote Symbol" style:family="text" style:parent-style-name="Default_20_Paragraph_20_Fon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fo:font-size="10pt" style:font-size-asian="10pt" style:font-name-complex="Times New Roman1" style:font-family-complex="'Times New Roman'" style:font-family-generic-complex="system" style:font-pitch-complex="variable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Tekst_20_podstawowy_20_2_20_Znak" style:display-name="Tekst podstawowy 2 Zna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kst_20_podstawowy_20_wcięty_20_Znak" style:display-name="Tekst podstawowy wcięty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Znak" style:display-name="Cytat Znak" style:family="text" style:parent-style-name="Default_20_Paragraph_20_Font">
      <style:text-properties fo:color="#00000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Cytat_20_intensywny_20_Znak" style:display-name="Cytat intensywny Znak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0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23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26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39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42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4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4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4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4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5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5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5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5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5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5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2811in" fo:margin-left="0.7811in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0209in" fo:text-indent="-0.25in" fo:margin-left="1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5209in" fo:text-indent="-0.25in" fo:margin-left="1.5209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0209in" fo:text-indent="-0.25in" fo:margin-left="2.0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5209in" fo:text-indent="-0.25in" fo:margin-left="2.5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3.0209in" fo:text-indent="-0.25in" fo:margin-left="3.0209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5209in" fo:text-indent="-0.25in" fo:margin-left="3.5209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0209in" fo:text-indent="-0.25in" fo:margin-left="4.0209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5209in" fo:text-indent="-0.25in" fo:margin-left="4.5209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0209in" fo:text-indent="-0.25in" fo:margin-left="5.0209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09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11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1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ListLabel_20_114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ListLabel_20_11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ListLabel_20_117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ListLabel_20_11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ListLabel_20_120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2" style:family="paragraph" style:parent-style-name="Footer">
      <style:paragraph-properties fo:line-height="80%" style:border-line-width-top="0.0102in 0.0102in 0.0417in" fo:padding-left="0in" fo:padding-right="0in" fo:padding-top="0.0138in" fo:padding-bottom="0in" fo:border-left="none" fo:border-right="none" fo:border-top="4.51pt double #622423" fo:border-bottom="none">
        <style:tab-stops>
          <style:tab-stop style:position="6.5in" style:type="right"/>
        </style:tab-stops>
      </style:paragraph-properties>
    </style:style>
    <style:style style:name="MT1" style:family="text"/>
    <style:style style:name="MT2" style:family="text">
      <style:text-properties fo:color="#8db3e2" fo:font-size="10pt" fo:font-weight="bold" style:font-size-asian="10pt" style:font-weight-asian="bold" style:font-size-complex="10pt"/>
    </style:style>
    <style:style style:name="MT3" style:family="text">
      <style:text-properties fo:color="#ccc0d9" fo:font-size="8pt" style:font-size-asian="8pt" style:font-size-complex="8pt"/>
    </style:style>
    <style:style style:name="MT4" style:family="text">
      <style:text-properties style:font-name="Cambria"/>
    </style:style>
    <style:page-layout style:name="Mpm1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677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398in" fo:margin-left="0in" fo:margin-right="0in" fo:margin-bottom="0in" style:dynamic-spacing="fals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17in" fo:margin-bottom="0.4917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Warszawa <text:s text:c="3"/>6 kwietnia 2013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1</text:page-number></text:span><text:s/>/ <text:page-count>5</text:page-count></text:p>
      </style:footer>
    </style:master-page>
    <style:master-page style:name="Converted1" style:page-layout-name="Mpm2">
      <style:header>
        <text:p text:style-name="MP1"><text:span text:style-name="Intense_20_Emphasis">Warszawa <text:s text:c="3"/>1 kwietnia 2019</text:span></text:p>
      </style:header>
      <style:footer>
        <text:p text:style-name="MP2"><text:span text:style-name="MT2"><text:s/><text:tab/><text:tab/></text:span><text:span text:style-name="MT3"><text:line-break/></text:span><text:span text:style-name="MT4"><text:tab/>Strona </text:span><text:span text:style-name="MT4"><text:page-number text:select-page="current">5</text:page-number></text:span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initial-creator>Włodzimierz Dąbrowski, Andrzej Stasiak</meta:initial-creator>
    <meta:editing-cycles>6</meta:editing-cycles>
    <meta:print-date>2012-02-11T15:29:00</meta:print-date>
    <meta:creation-date>2013-04-06T12:21:00</meta:creation-date>
    <dc:date>2019-04-02T21:24:36.477976192</dc:date>
    <meta:editing-duration>PT21M58S</meta:editing-duration>
    <meta:generator>LibreOffice/6.1.4.2$MacOSX_X86_64 LibreOffice_project/9d0f32d1f0b509096fd65e0d4bec26ddd1938fd3</meta:generator>
    <meta:document-statistic meta:table-count="3" meta:image-count="0" meta:object-count="0" meta:page-count="5" meta:paragraph-count="62" meta:word-count="207" meta:character-count="1455" meta:non-whitespace-character-count="1278"/>
    <meta:user-defined meta:name="AppVersion">14.0000</meta:user-defined>
    <meta:user-defined meta:name="Company">Politechnika Warszawska - Studia Podyplomowe Zastosowania Informatyki</meta:user-defined>
    <meta:user-defined meta:name="ContentTypeId">0x010100BEEB1C74C507174CB80ACBA5C0758B2C</meta:user-defined>
    <meta:user-defined meta:name="DocSecurity" meta:value-type="float">0</meta:user-defined>
    <meta:user-defined meta:name="Faza projektu" meta:value-type="string">Dokument fazy wprowadzenie (ang. Inception)</meta:user-defined>
    <meta:user-defined meta:name="Firma" meta:value-type="string">Politechnika Warszawska </meta:user-defined>
    <meta:user-defined meta:name="Firma - skrót" meta:value-type="string">PW</meta:user-defined>
    <meta:user-defined meta:name="HyperlinksChanged" meta:value-type="boolean">false</meta:user-defined>
    <meta:user-defined meta:name="LinksUpToDate" meta:value-type="boolean">false</meta:user-defined>
    <meta:user-defined meta:name="Projekt" meta:value-type="string">DYPLOM</meta:user-defined>
    <meta:user-defined meta:name="Przedmiot" meta:value-type="string">METODYKA PROJEKTOWANIA SYSTEMÓW INFORMACYJNYCH</meta:user-defined>
    <meta:user-defined meta:name="ScaleCrop" meta:value-type="boolean">false</meta:user-defined>
    <meta:user-defined meta:name="ShareDoc" meta:value-type="boolean">false</meta:user-defined>
    <meta:user-defined meta:name="Studia" meta:value-type="string">Zaoczne Międzywydziałowe Studia Magisterskie</meta:user-defined>
    <meta:user-defined meta:name="Termin" meta:value-type="string">wiosna, 20</meta:user-defined>
    <meta:user-defined meta:name="Uczelnia" meta:value-type="string">Politechnika Warszawska</meta:user-defined>
    <meta:user-defined meta:name="Uwaga" meta:value-type="string">Pierwsza wersja dokument</meta:user-defined>
    <meta:user-defined meta:name="Wersja" meta:value-type="string">1.0</meta:user-defined>
    <meta:template xlink:type="simple" xlink:actuate="onRequest" xlink:title="Przedstawienie problemu.dot" xlink:href=""/>
  </office:meta>
</office:document-meta>
</file>